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Nimbus Sans" fo:font-size="28pt" fo:font-weight="bold" officeooo:rsid="00007343" officeooo:paragraph-rsid="00007343" style:font-name-asian="Nimbus Sans1" style:font-size-asian="28pt" style:font-weight-asian="bold" style:font-name-complex="FreeSans" style:font-size-complex="28pt" style:font-weight-complex="bold"/>
    </style:style>
    <style:style style:name="P2" style:family="paragraph" style:parent-style-name="Subtitle">
      <style:paragraph-properties fo:text-align="end" style:justify-single-word="false"/>
      <style:text-properties officeooo:paragraph-rsid="00007343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4" style:family="paragraph" style:parent-style-name="Title" style:master-page-name="Standard">
      <style:paragraph-properties style:page-number="auto"/>
      <style:text-properties officeooo:paragraph-rsid="00007343"/>
    </style:style>
    <style:style style:name="P5" style:family="paragraph" style:parent-style-name="Standard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Freeserif" fo:font-size="12pt" officeooo:paragraph-rsid="0001f97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paragraph-rsid="0003e1fc"/>
    </style:style>
    <style:style style:name="P8" style:family="paragraph" style:parent-style-name="Standard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9" style:family="paragraph" style:parent-style-name="Subtitle">
      <style:text-properties officeooo:paragraph-rsid="0001f970"/>
    </style:style>
    <style:style style:name="P10" style:family="paragraph" style:parent-style-name="Subtitle">
      <style:text-properties fo:font-weight="bold" style:font-weight-asian="bold" style:font-weight-complex="bold"/>
    </style:style>
    <style:style style:name="P11" style:family="paragraph" style:parent-style-name="Subtitle">
      <style:text-properties fo:font-weight="bold" officeooo:paragraph-rsid="0001f970" style:font-weight-asian="bold" style:font-weight-complex="bold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Text_20_body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7afc33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007343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7afc3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e1fc" style:font-weight-asian="bold" style:font-weight-complex="bold"/>
    </style:style>
    <style:style style:name="T8" style:family="text">
      <style:text-properties officeooo:rsid="0001f970"/>
    </style:style>
    <style:style style:name="T9" style:family="text">
      <style:text-properties style:font-name="Freeserif" fo:font-size="12pt" style:font-size-asian="12pt" style:font-size-complex="12pt"/>
    </style:style>
    <style:style style:name="T10" style:family="text">
      <style:text-properties style:font-name="Freeserif" fo:font-size="12pt" officeooo:rsid="00010c8a" style:font-size-asian="12pt" style:font-size-complex="12pt"/>
    </style:style>
    <style:style style:name="T11" style:family="text">
      <style:text-properties style:font-name="Freeserif" fo:font-size="12pt" style:font-size-asian="12pt" style:font-size-complex="12pt"/>
    </style:style>
    <style:style style:name="T12" style:family="text">
      <style:text-properties style:font-name="Freeserif" fo:font-size="12pt" officeooo:rsid="00010c8a" style:font-size-asian="12pt" style:font-size-complex="12pt"/>
    </style:style>
    <style:style style:name="T13" style:family="text">
      <style:text-properties style:font-name="Freeserif" fo:font-size="12pt" officeooo:rsid="0001f970" style:font-size-asian="12pt" style:font-size-complex="12pt"/>
    </style:style>
    <style:style style:name="T14" style:family="text">
      <style:text-properties style:font-name="Freeserif" fo:font-size="12pt" officeooo:rsid="0003bb8e" style:font-size-asian="12pt" style:font-size-complex="12pt"/>
    </style:style>
    <style:style style:name="T15" style:family="text">
      <style:text-properties style:font-name="Freeserif" fo:font-size="12pt" officeooo:rsid="0003e1fc" style:font-size-asian="12pt" style:font-size-complex="12pt"/>
    </style:style>
    <style:style style:name="T16" style:family="text">
      <style:text-properties fo:font-weight="normal" officeooo:rsid="0003e1fc" style:font-weight-asian="normal" style:font-weight-complex="normal"/>
    </style:style>
    <style:style style:name="T17" style:family="text">
      <style:text-properties fo:font-weight="normal" officeooo:rsid="0005e880" style:font-weight-asian="normal" style:font-weight-complex="normal"/>
    </style:style>
    <style:style style:name="T18" style:family="text">
      <style:text-properties fo:font-weight="normal" officeooo:rsid="0006940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Fórum</text:span><text:span text:style-name="T1"> – </text:span><text:span text:style-name="T3">Processamento Distribuído</text:span></text:p>
      <text:p text:style-name="P2"><text:span text:style-name="T1">Gabriel Gian, </text:span><text:span text:style-name="T2">5</text:span><text:span text:style-name="T1">° período</text:span></text:p>
      <text:p text:style-name="Standard"/>
      <text:p text:style-name="P3"><text:tab/>O Nextcloud é um serviço de nuvem de código aberto licenciado sob AGPLv3, desenvolvido com o objetivo de fornecer aos usuários individuais ou empresariais uma interface para o gerenciamento de arquivos em nuvem. O servidor da Nextcloud é escrito em PHP e JavaScript. Para o acesso remoto, utiliza o servidor sabre/dav, que é um servidor WebDAV de código aberto. O Nextcloud pode funcionar com a maioria dos gerenciadores de bancos de dados, como SQLite, MySQL, MariaDB, Oracle Database e PostgreSQL. </text:p>
      <text:p text:style-name="P3">Na versão 12, o Nextcloud introduziu uma nova arquitetura batizada de Global Scale, que separa usuários em nós separados e introduz componentes de gerenciamento de interação entre eles. Isso permite que o gargalo da conexão seja amenizado, uma vez que as requisições são menos centralizadas. </text:p>
      <text:p text:style-name="P3"><text:tab/>O serviço, tendo seu código aberto, permite a implementação de um sistema de hospedagem e armazenamento pelo próprio usuário, podendo este selecionar a moradia dos seus dados de maneira transparente e fácil, ou então contratar um serviço de hospedagem igualmente transparente na própria Nextcloud. O serviço de hospedagem é dividido em dois planos: o Nextcloud Server, voltado a usuários individuais, podendo ser hospedado tanto em provedores recomendados pela própria Nextcloud como num servidor pessoal, e o Netxcloud Enterprise, voltado a empresas, também podendo ser implementado num servidor próprio como num servidor da Nextcloud.</text:p>
      <text:p text:style-name="P3"><text:tab/>O plano Enterprise proporciona ainda uma maior segurança devido ao suporte especializado fornecido pela Nextcloud, com manutenção e configuração proporcionadas por empregados da própria Nextcloud, seja no seu servidor local, ou no servidor contratado. Isso gera uma elasticidade enorme no serviço, uma vez que é extremamente fácil a adaptação de recursos às necessidades do usuário.</text:p>
      <text:p text:style-name="P3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Liberatio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Gian Fonseca Lemos</meta:initial-creator>
    <meta:editing-cycles>31</meta:editing-cycles>
    <meta:creation-date>2021-03-09T10:32:00</meta:creation-date>
    <dc:date>2021-03-10T19:46:13.399324786</dc:date>
    <meta:editing-duration>PT1H25M55S</meta:editing-duration>
    <meta:generator>LibreOffice/6.4.7.2$Linux_X86_64 LibreOffice_project/40$Build-2</meta:generator>
    <meta:document-statistic meta:table-count="0" meta:image-count="0" meta:object-count="0" meta:page-count="1" meta:paragraph-count="6" meta:word-count="280" meta:character-count="1870" meta:non-whitespace-character-count="1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